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have tried:</text:p>
      <text:p text:style-name="P1"/>
      <text:p text:style-name="P1">-graph4code <text:span text:style-name="T1">I am getting stuck at getting the program running and finding the cfg aspect of the graph. </text:span></text:p>
      <text:p text:style-name="P2"/>
      <text:p text:style-name="P1">-PyPy <text:span text:style-name="T1">gotta try:</text:span></text:p>
      <text:p text:style-name="P1"><text:a xlink:type="simple" xlink:href="https://rpython.readthedocs.io/en/latest/" text:style-name="Internet_20_link" text:visited-style-name="Visited_20_Internet_20_Link"><text:span text:style-name="T1">https://rpython.readthedocs.io/en/latest/</text:span></text:a></text:p>
      <text:p text:style-name="P2"/>
      <text:p text:style-name="P1">staticfg<text:span text:style-name="T1"> -graphical representation</text:span></text:p>
      <text:p text:style-name="P2"/>
      <text:p text:style-name="P2"/>
      <text:p text:style-name="P1">-Py2cfg<text:span text:style-name="T1"> dead end i think → graphical representation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8-11T16:24:33.39</meta:creation-date>
    <meta:editing-duration>PT5M12S</meta:editing-duration>
    <meta:editing-cycles>2</meta:editing-cycles>
    <meta:generator>OpenOffice/4.1.11$Win32 OpenOffice.org_project/4111m1$Build-9808</meta:generator>
    <meta:initial-creator>Nina Stewens</meta:initial-creator>
    <meta:document-statistic meta:table-count="0" meta:image-count="0" meta:object-count="0" meta:page-count="1" meta:paragraph-count="6" meta:word-count="36" meta:character-count="258"/>
    <dc:date>2022-08-12T09:31:45</dc:date>
    <dc:creator>Nina Stewens</dc:creator>
  </office:meta>
</office:document-meta>
</file>